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/>
          <table:table-cell table:style-name="ce8"/>
          <table:table-cell table:style-name="ce22"/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20" office:value-type="string">
            <text:p>memos</text:p>
          </table:table-cell>
          <table:table-cell table:style-name="ce3"/>
          <table:table-cell table:style-name="ce3"/>
          <table:table-cell table:style-name="ce3" office:value-type="string">
            <text:p>GPS</text:p>
          </table:table-cell>
          <table:table-cell table:style-name="ce33" table:formula="of:=IF([.E2]=&quot;&quot;;[.C2];CONCATENATE([.C2];&quot; / &quot;;[.E2]))" office:value-type="string" office:string-value="memos">
            <text:p>memos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2020-05-04_10-41-37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546142 E-139-34-49.270019</text:p>
          </table:table-cell>
          <table:table-cell table:style-name="ce33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2020-05-04_15-30-13_000.jpg</text:p>
          </table:table-cell>
          <table:table-cell table:style-name="ce15" office:value-type="string">
            <text:p>:m music / log / fl / || s.1:fs-1,tu=OD,score+,k.D,R=1 || s.2:fs-2,tu=OD,capo.2,score+,k.E,R=2</text:p>
          </table:table-cell>
          <table:table-cell table:style-name="ce32"/>
          <table:table-cell table:style-name="ce3"/>
          <table:table-cell table:style-name="ce3" office:value-type="string">
            <text:p>N-35-35-28.06549 E-139-34-49.544677</text:p>
          </table:table-cell>
          <table:table-cell table:style-name="ce33" table:formula="of:=IF([.E4]=&quot;&quot;;[.C4];CONCATENATE([.C4];&quot; / &quot;;[.E4]))" office:value-type="string" office:string-value=":m music / log / fl / || s.1:fs-1,tu=OD,score+,k.D,R=1 || s.2:fs-2,tu=OD,capo.2,score+,k.E,R=2">
            <text:p>:m music / log / fl / || s.1:fs-1,tu=OD,score+,k.D,R=1 || s.2:fs-2,tu=OD,capo.2,score+,k.E,R=2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04_18-24-38_000.jpg</text:p>
          </table:table-cell>
          <table:table-cell table:style-name="ce15" office:value-type="string">
            <text:p>:m music / log / fl / || s.1:fs-1,tu=folk,capo.2,score+,k.E,type=arpeggio,R=1</text:p>
          </table:table-cell>
          <table:table-cell table:style-name="ce24"/>
          <table:table-cell table:style-name="ce3"/>
          <table:table-cell table:style-name="ce3" office:value-type="string">
            <text:p>N-35-35-28.546142 E-139-34-49.489746</text:p>
          </table:table-cell>
          <table:table-cell table:style-name="ce33" table:formula="of:=IF([.E5]=&quot;&quot;;[.C5];CONCATENATE([.C5];&quot; / &quot;;[.E5]))" office:value-type="string" office:string-value=":m music / log / fl / || s.1:fs-1,tu=folk,capo.2,score+,k.E,type=arpeggio,R=1">
            <text:p>:m music / log / fl / || s.1:fs-1,tu=folk,capo.2,score+,k.E,type=arpeggio,R=1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04_20-47-19_000.jpg</text:p>
          </table:table-cell>
          <table:table-cell table:style-name="ce16" office:value-type="string">
            <text:p>:m 食べた物</text:p>
          </table:table-cell>
          <table:table-cell table:style-name="ce24"/>
          <table:table-cell table:style-name="ce3"/>
          <table:table-cell table:style-name="ce3" office:value-type="string">
            <text:p>N-35-35-28.39508 E-139-34-49.544677</text:p>
          </table:table-cell>
          <table:table-cell table:style-name="ce33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05_00-34-49_000.jpg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style-name="ce3"/>
          <table:table-cell table:style-name="ce3" office:value-type="string">
            <text:p>N-35-35-28.312683 E-139-34-49.379882</text:p>
          </table:table-cell>
          <table:table-cell table:style-name="ce33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05_06-05-37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/>
          <table:table-cell table:style-name="ce3" office:value-type="string">
            <text:p>N-35-35-28.49121 E-139-34-49.270019</text:p>
          </table:table-cell>
          <table:table-cell table:style-name="ce33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05_07-28-51_000.jpg</text:p>
          </table:table-cell>
          <table:table-cell table:style-name="ce15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559875 E-139-34-49.434814</text:p>
          </table:table-cell>
          <table:table-cell table:style-name="ce33" table:formula="of:=IF([.E9]=&quot;&quot;;[.C9];CONCATENATE([.C9];&quot; / &quot;;[.E9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04_10-11-31_000.mp4</text:p>
          </table:table-cell>
          <table:table-cell table:style-name="ce6" office:value-type="string">
            <text:p>:VIDEO / @自宅 / メモ / guitar,gt / 演奏、play / g-2020-0504-1 / sing-a-play=信じられない頃に,R=1</text:p>
          </table:table-cell>
          <table:table-cell table:style-name="ce16"/>
          <table:table-cell table:style-name="ce3"/>
          <table:table-cell table:style-name="ce3" office:value-type="string">
            <text:p>N-35-35-28.587341 E-139-34-49.324951</text:p>
          </table:table-cell>
          <table:table-cell table:style-name="ce33" table:formula="of:=IF([.E10]=&quot;&quot;;[.C10];CONCATENATE([.C10];&quot; / &quot;;[.E10]))" office:value-type="string" office:string-value=":VIDEO / @自宅 / メモ / guitar,gt / 演奏、play / g-2020-0504-1 / sing-a-play=信じられない頃に,R=1">
            <text:p>:VIDEO / @自宅 / メモ / guitar,gt / 演奏、play / g-2020-0504-1 / sing-a-play=信じられない頃に,R=1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04_15-04-57_000.mp4</text:p>
          </table:table-cell>
          <table:table-cell table:style-name="ce6" office:value-type="string">
            <text:p>:VIDEO / @自宅 / メモ / guitar,gt / 演奏、play / g-2020-0504-2 / fs-1,tu=OD,score+,k.D,R=1 / memo=2020-05-04_15-30-13_000.jpg</text:p>
          </table:table-cell>
          <table:table-cell table:style-name="ce17"/>
          <table:table-cell table:style-name="ce3"/>
          <table:table-cell table:style-name="ce3" office:value-type="string">
            <text:p>N-35-35-28.257751 E-139-34-49.215087</text:p>
          </table:table-cell>
          <table:table-cell table:style-name="ce33" table:formula="of:=IF([.E11]=&quot;&quot;;[.C11];CONCATENATE([.C11];&quot; / &quot;;[.E11]))" office:value-type="string" office:string-value=":VIDEO / @自宅 / メモ / guitar,gt / 演奏、play / g-2020-0504-2 / fs-1,tu=OD,score+,k.D,R=1 / memo=2020-05-04_15-30-13_000.jpg">
            <text:p>:VIDEO / @自宅 / メモ / guitar,gt / 演奏、play / g-2020-0504-2 / fs-1,tu=OD,score+,k.D,R=1 / memo=2020-05-04_15-30-13_000.jpg</text:p>
          </table:table-cell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04_15-16-51_000.mp4</text:p>
          </table:table-cell>
          <table:table-cell table:style-name="ce6" office:value-type="string">
            <text:p>:VIDEO / @自宅 / メモ / guitar,gt / 演奏、play / g-2020-0504-2 / fs-2,tu=OD,capo.2,score+,k.E,R=2 / memo=2020-05-04_15-30-13_000.jpg</text:p>
          </table:table-cell>
          <table:table-cell table:style-name="ce16"/>
          <table:table-cell table:style-name="ce3"/>
          <table:table-cell table:style-name="ce3" office:value-type="string">
            <text:p>N-35-35-28.257751 E-139-34-49.215087</text:p>
          </table:table-cell>
          <table:table-cell table:style-name="ce33" table:formula="of:=IF([.E12]=&quot;&quot;;[.C12];CONCATENATE([.C12];&quot; / &quot;;[.E12]))" office:value-type="string" office:string-value=":VIDEO / @自宅 / メモ / guitar,gt / 演奏、play / g-2020-0504-2 / fs-2,tu=OD,capo.2,score+,k.E,R=2 / memo=2020-05-04_15-30-13_000.jpg">
            <text:p>:VIDEO / @自宅 / メモ / guitar,gt / 演奏、play / g-2020-0504-2 / fs-2,tu=OD,capo.2,score+,k.E,R=2 / memo=2020-05-04_15-30-13_000.jpg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04_18-12-12_000.mp4</text:p>
          </table:table-cell>
          <table:table-cell table:style-name="ce6" office:value-type="string">
            <text:p>:VIDEO / @自宅 / メモ / guitar,gt / 演奏、play / g-2020-0504-1 / fs-1,tu=folk,capo.2,score+,k.E,type=arpeggio,R=1 / memo=2020-05-04_18-24-38_000.jpg</text:p>
          </table:table-cell>
          <table:table-cell table:style-name="ce17"/>
          <table:table-cell table:style-name="ce3"/>
          <table:table-cell table:style-name="ce3" office:value-type="string">
            <text:p>N-35-35-28.29895 E-139-34-49.819335</text:p>
          </table:table-cell>
          <table:table-cell table:style-name="ce33" table:formula="of:=IF([.E13]=&quot;&quot;;[.C13];CONCATENATE([.C13];&quot; / &quot;;[.E13]))" office:value-type="string" office:string-value=":VIDEO / @自宅 / メモ / guitar,gt / 演奏、play / g-2020-0504-1 / fs-1,tu=folk,capo.2,score+,k.E,type=arpeggio,R=1 / memo=2020-05-04_18-24-38_000.jpg">
            <text:p>:VIDEO / @自宅 / メモ / guitar,gt / 演奏、play / g-2020-0504-1 / fs-1,tu=folk,capo.2,score+,k.E,type=arpeggio,R=1 / memo=2020-05-04_18-24-38_000.jpg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04_19-00-23_000.mp4</text:p>
          </table:table-cell>
          <table:table-cell table:style-name="ce6" office:value-type="string">
            <text:p>:VIDEO / @自室 / 記録 / recorder / 演奏、play / r-2020-0504-1 / et-N,notes=C~D#,R=1</text:p>
          </table:table-cell>
          <table:table-cell table:style-name="ce6"/>
          <table:table-cell table:style-name="ce3"/>
          <table:table-cell table:style-name="ce3" office:value-type="string">
            <text:p>N-35-35-28.587341 E-139-34-49.434814</text:p>
          </table:table-cell>
          <table:table-cell table:style-name="ce33" table:formula="of:=IF([.E14]=&quot;&quot;;[.C14];CONCATENATE([.C14];&quot; / &quot;;[.E14]))" office:value-type="string" office:string-value=":VIDEO / @自室 / 記録 / recorder / 演奏、play / r-2020-0504-1 / et-N,notes=C~D#,R=1">
            <text:p>:VIDEO / @自室 / 記録 / recorder / 演奏、play / r-2020-0504-1 / et-N,notes=C~D#,R=1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04_23-32-41_000.mp4</text:p>
          </table:table-cell>
          <table:table-cell table:style-name="ce6" office:value-type="string">
            <text:p>:VIDEO / @自宅 / メモ / guitar,gt / 演奏、play / g-2020-0504-1 / song=「私が歌う理由」</text:p>
          </table:table-cell>
          <table:table-cell table:style-name="ce15"/>
          <table:table-cell table:style-name="ce3"/>
          <table:table-cell table:style-name="ce3" office:value-type="string">
            <text:p>N-35-35-28.614807 E-139-34-49.215087</text:p>
          </table:table-cell>
          <table:table-cell table:style-name="ce33" table:formula="of:=IF([.E15]=&quot;&quot;;[.C15];CONCATENATE([.C15];&quot; / &quot;;[.E15]))" office:value-type="string" office:string-value=":VIDEO / @自宅 / メモ / guitar,gt / 演奏、play / g-2020-0504-1 / song=「私が歌う理由」">
            <text:p>:VIDEO / @自宅 / メモ / guitar,gt / 演奏、play / g-2020-0504-1 / song=「私が歌う理由」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05_00-41-14_000.m4a</text:p>
          </table:table-cell>
          <table:table-cell table:style-name="ce6" office:value-type="string">
            <text:p>:VOICE-MEMO / @自宅 / 考え / diary / 神様への祈り；示されるままをやるよ</text:p>
          </table:table-cell>
          <table:table-cell table:style-name="ce15"/>
          <table:table-cell table:style-name="ce3"/>
          <table:table-cell table:style-name="ce3" office:value-type="string">
            <text:p>N-35-35-28.49121 E-139-34-49.434814</text:p>
          </table:table-cell>
          <table:table-cell table:style-name="ce33" table:formula="of:=IF([.E16]=&quot;&quot;;[.C16];CONCATENATE([.C16];&quot; / &quot;;[.E16]))" office:value-type="string" office:string-value=":VOICE-MEMO / @自宅 / 考え / diary / 神様への祈り；示されるままをやるよ">
            <text:p>:VOICE-MEMO / @自宅 / 考え / diary / 神様への祈り；示されるままをやるよ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05_07-11-31_000.mp4</text:p>
          </table:table-cell>
          <table:table-cell table:style-name="ce6" office:value-type="string">
            <text:p>:VIDEO / @自宅 / 体操 / hip-hopダンス、ヒップホップ / h-2020-0505-1 / id=??.n,for=現状記録,source=kirakosian;group-2;item-3</text:p>
          </table:table-cell>
          <table:table-cell table:style-name="ce15"/>
          <table:table-cell table:style-name="ce3"/>
          <table:table-cell table:style-name="ce3"/>
          <table:table-cell table:style-name="ce33" table:formula="of:=IF([.E17]=&quot;&quot;;[.C17];CONCATENATE([.C17];&quot; / &quot;;[.E17]))" office:value-type="string" office:string-value=":VIDEO / @自宅 / 体操 / hip-hopダンス、ヒップホップ / h-2020-0505-1 / id=??.n,for=現状記録,source=kirakosian;group-2;item-3">
            <text:p>:VIDEO / @自宅 / 体操 / hip-hopダンス、ヒップホップ / h-2020-0505-1 / id=??.n,for=現状記録,source=kirakosian;group-2;item-3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18]=&quot;&quot;;[.C18];CONCATENATE([.C18];&quot; / &quot;;[.E1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19]=&quot;&quot;;[.C19];CONCATENATE([.C19];&quot; / &quot;;[.E1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20]=&quot;&quot;;[.C20];CONCATENATE([.C20];&quot; / &quot;;[.E2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21]=&quot;&quot;;[.C21];CONCATENATE([.C21];&quot; / &quot;;[.E2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22]=&quot;&quot;;[.C22];CONCATENATE([.C22];&quot; / &quot;;[.E2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23]=&quot;&quot;;[.C23];CONCATENATE([.C23];&quot; / &quot;;[.E2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24]=&quot;&quot;;[.C24];CONCATENATE([.C24];&quot; / &quot;;[.E2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25]=&quot;&quot;;[.C25];CONCATENATE([.C25];&quot; / &quot;;[.E2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26]=&quot;&quot;;[.C26];CONCATENATE([.C26];&quot; / &quot;;[.E2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6"/>
          <table:table-cell table:style-name="ce3"/>
          <table:table-cell table:style-name="ce3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/>
          <table:table-cell table:style-name="ce3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0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5">2020/05/05</text:date>, <text:time>09:33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05T09:33:10.60</dc:date>
    <dc:creator>iwabuchi ken</dc:creator>
    <meta:editing-duration>P20DT6H29M50S</meta:editing-duration>
    <meta:editing-cycles>7951</meta:editing-cycles>
    <meta:document-statistic meta:table-count="1" meta:cell-count="436" meta:object-count="0"/>
  </office:meta>
</office:document-meta>
</file>